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table:formula="of:=CONCATENATE([.E12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2]; &quot;s {$&quot;; [.E12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5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5]; &quot;leaf&quot;; &quot;leaves&quot;); &quot; {$&quot;; [.E15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6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6]; &quot;leaf&quot;; &quot;leaves&quot;); &quot; {$&quot;; [.E16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7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17]; &quot;leaf&quot;; &quot;leaves&quot;); &quot; {$&quot;; [.E17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7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27]; &quot;s {$&quot;; [.E27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flower buds {$&quot;; [.E28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9]; &quot; presence&quot;)" office:value-type="string" office:string-value="dormant flower bud presence" calcext:value-type="string">
            <text:p>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flower bud</text:p>
          </table:table-cell>
          <table:table-cell table:style-name="ce7" table:formula="of:=CONCATENATE(&quot;A {plant phenological trait} that is measured by the number of &quot;; [.E29]; &quot;s {$&quot;; [.E29]; &quot;} on a {whole plant}.&quot;)" office:value-type="string" office:string-value="A {plant phenological trait} that is measured by the number of dormant flower buds {$dormant flower bud} on a {whole plant}." calcext:value-type="string">
            <text:p>A {plant phenological trait} that is measured by the number of dormant flower buds {$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non-dormant flower bud presence" calcext:value-type="string">
            <text:p>non-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non-dormant flower buds {$non-dormant flower bud} on a {whole plant}." calcext:value-type="string">
            <text:p>A {plant phenological trait} that is measured by the number of non-dormant flower buds {$non-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[.E31]; &quot; presence&quot;)" office:value-type="string" office:string-value="non-dormant flower bud or fresh flower presence" calcext:value-type="string">
            <text:p>non-dormant flower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 or fresh flower</text:p>
          </table:table-cell>
          <table:table-cell table:style-name="ce7" table:formula="of:=CONCATENATE(&quot;A {plant phenological trait} that is measured by the number of &quot;; [.E31]; &quot;s {$&quot;; [.E31]; &quot;} on a {whole plant}.&quot;)" office:value-type="string" office:string-value="A {plant phenological trait} that is measured by the number of non-dormant flower bud or fresh flowers {$non-dormant flower bud or fresh flower} on a {whole plant}." calcext:value-type="string">
            <text:p>A {plant phenological trait} that is measured by the number of non-dormant flower bud or fresh flowers {$non-dormant flower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flowers {$&quot;; [.E32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[.E36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36]; &quot;s {$&quot;; [.E36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[.E37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37]; &quot;s {$&quot;; [.E37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[.E39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[.E39]; &quot;s {$&quot;; [.E39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42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3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4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5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45]; &quot;s {$&quot;; [.E45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46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7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47]; &quot;s {$&quot;; [.E47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8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9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49]; &quot;s {$&quot;; [.E49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table:formula="of:=CONCATENATE([.E50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50]; &quot;s {$&quot;; [.E50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515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53134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2:27:59.474095020</dc:date>
    <dc:creator>Brian </dc:creator>
    <meta:editing-duration>P33DT9H44M54S</meta:editing-duration>
    <meta:editing-cycles>142</meta:editing-cycles>
    <meta:generator>LibreOffice/5.1.4.2$Linux_X86_64 LibreOffice_project/10m0$Build-2</meta:generator>
    <meta:document-statistic meta:table-count="1" meta:cell-count="343" meta:object-count="0"/>
  </office:meta>
</office:document-meta>
</file>